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ib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<text:s/>all</text:p>
          </table:table-cell>
          <table:table-cell office:value-type="string" calcext:value-type="string">
            <text:p>rss overhe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83504" calcext:value-type="float">
            <text:p>12783504</text:p>
          </table:table-cell>
          <table:table-cell office:value-type="float" office:value="4515976" calcext:value-type="float">
            <text:p>4515976</text:p>
          </table:table-cell>
          <table:table-cell table:formula="of:=([.C2]-320000-1048576)" office:value-type="float" office:value="3147400" calcext:value-type="float">
            <text:p>31474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21300" calcext:value-type="float">
            <text:p>8721300</text:p>
          </table:table-cell>
          <table:table-cell office:value-type="float" office:value="2417484" calcext:value-type="float">
            <text:p>2417484</text:p>
          </table:table-cell>
          <table:table-cell table:formula="of:=([.C3]-320000-1048576)" office:value-type="float" office:value="1048908" calcext:value-type="float">
            <text:p>10489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94340" calcext:value-type="float">
            <text:p>8594340</text:p>
          </table:table-cell>
          <table:table-cell office:value-type="float" office:value="1893468" calcext:value-type="float">
            <text:p>1893468</text:p>
          </table:table-cell>
          <table:table-cell table:formula="of:=([.C4]-320000-1048576)" office:value-type="float" office:value="524892" calcext:value-type="float">
            <text:p>5248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26440" calcext:value-type="float">
            <text:p>8726440</text:p>
          </table:table-cell>
          <table:table-cell office:value-type="float" office:value="1632148" calcext:value-type="float">
            <text:p>1632148</text:p>
          </table:table-cell>
          <table:table-cell table:formula="of:=([.C5]-320000-1048576)" office:value-type="float" office:value="263572" calcext:value-type="float">
            <text:p>2635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22328" calcext:value-type="float">
            <text:p>8722328</text:p>
          </table:table-cell>
          <table:table-cell office:value-type="float" office:value="1501344" calcext:value-type="float">
            <text:p>1501344</text:p>
          </table:table-cell>
          <table:table-cell table:formula="of:=([.C6]-320000-1048576)" office:value-type="float" office:value="132768" calcext:value-type="float">
            <text:p>1327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20272" calcext:value-type="float">
            <text:p>8720272</text:p>
          </table:table-cell>
          <table:table-cell office:value-type="float" office:value="1436052" calcext:value-type="float">
            <text:p>1436052</text:p>
          </table:table-cell>
          <table:table-cell table:formula="of:=([.C7]-320000-1048576)" office:value-type="float" office:value="67476" calcext:value-type="float">
            <text:p>674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654736" calcext:value-type="float">
            <text:p>8654736</text:p>
          </table:table-cell>
          <table:table-cell office:value-type="float" office:value="1403620" calcext:value-type="float">
            <text:p>1403620</text:p>
          </table:table-cell>
          <table:table-cell table:formula="of:=([.C8]-320000-1048576)" office:value-type="float" office:value="35044" calcext:value-type="float">
            <text:p>350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27468" calcext:value-type="float">
            <text:p>8727468</text:p>
          </table:table-cell>
          <table:table-cell office:value-type="float" office:value="1385888" calcext:value-type="float">
            <text:p>1385888</text:p>
          </table:table-cell>
          <table:table-cell table:formula="of:=([.C9]-320000-1048576)" office:value-type="float" office:value="17312" calcext:value-type="float">
            <text:p>17312</text:p>
          </table:table-cell>
        </table:table-row>
      </table:table>
      <table:table table:name="jemallo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<text:s/>all</text:p>
          </table:table-cell>
          <table:table-cell office:value-type="string" calcext:value-type="string">
            <text:p>rss overhe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99000" calcext:value-type="float">
            <text:p>10199000</text:p>
          </table:table-cell>
          <table:table-cell office:value-type="float" office:value="1413352" calcext:value-type="float">
            <text:p>1413352</text:p>
          </table:table-cell>
          <table:table-cell table:formula="of:=([.C2]-320000-1048576)" office:value-type="float" office:value="44776" calcext:value-type="float">
            <text:p>44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94888" calcext:value-type="float">
            <text:p>10194888</text:p>
          </table:table-cell>
          <table:table-cell office:value-type="float" office:value="1412616" calcext:value-type="float">
            <text:p>1412616</text:p>
          </table:table-cell>
          <table:table-cell table:formula="of:=([.C3]-320000-1048576)" office:value-type="float" office:value="44040" calcext:value-type="float">
            <text:p>44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69660" calcext:value-type="float">
            <text:p>10269660</text:p>
          </table:table-cell>
          <table:table-cell office:value-type="float" office:value="1414116" calcext:value-type="float">
            <text:p>1414116</text:p>
          </table:table-cell>
          <table:table-cell table:formula="of:=([.C4]-320000-1048576)" office:value-type="float" office:value="45540" calcext:value-type="float">
            <text:p>45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00028" calcext:value-type="float">
            <text:p>10200028</text:p>
          </table:table-cell>
          <table:table-cell office:value-type="float" office:value="1414556" calcext:value-type="float">
            <text:p>1414556</text:p>
          </table:table-cell>
          <table:table-cell table:formula="of:=([.C5]-320000-1048576)" office:value-type="float" office:value="45980" calcext:value-type="float">
            <text:p>459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97448" calcext:value-type="float">
            <text:p>10197448</text:p>
          </table:table-cell>
          <table:table-cell office:value-type="float" office:value="1415076" calcext:value-type="float">
            <text:p>1415076</text:p>
          </table:table-cell>
          <table:table-cell table:formula="of:=([.C6]-320000-1048576)"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02588" calcext:value-type="float">
            <text:p>10202588</text:p>
          </table:table-cell>
          <table:table-cell office:value-type="float" office:value="1415560" calcext:value-type="float">
            <text:p>1415560</text:p>
          </table:table-cell>
          <table:table-cell table:formula="of:=([.C7]-320000-1048576)" office:value-type="float" office:value="46984" calcext:value-type="float">
            <text:p>469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72220" calcext:value-type="float">
            <text:p>10272220</text:p>
          </table:table-cell>
          <table:table-cell office:value-type="float" office:value="1416152" calcext:value-type="float">
            <text:p>1416152</text:p>
          </table:table-cell>
          <table:table-cell table:formula="of:=([.C8]-320000-1048576)" office:value-type="float" office:value="47576" calcext:value-type="float">
            <text:p>475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3248" calcext:value-type="float">
            <text:p>10273248</text:p>
          </table:table-cell>
          <table:table-cell office:value-type="float" office:value="1415852" calcext:value-type="float">
            <text:p>1415852</text:p>
          </table:table-cell>
          <table:table-cell table:formula="of:=([.C9]-320000-1048576)" office:value-type="float" office:value="47276" calcext:value-type="float">
            <text:p>47276</text:p>
          </table:table-cell>
        </table:table-row>
      </table:table>
      <table:table table:name="Sheet3" table:style-name="ta1">
        <table:shapes>
          <draw:frame draw:z-index="0" draw:style-name="gr1" draw:text-style-name="P1" svg:width="6.298in" svg:height="3.5449in" svg:x="9.0728in" svg:y="4.0992in">
            <draw:object draw:notify-on-update-of-ranges="Sheet3.A2:Sheet3.A9 Sheet3.C1:Sheet3.C1 Sheet3.C2:Sheet3.C9 Sheet3.E1:Sheet3.E1 Sheet3.E2:Sheet3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124in" svg:y="0.2169in">
            <draw:object draw:notify-on-update-of-ranges="Sheet3.A2:Sheet3.A9 Sheet3.B1:Sheet3.B1 Sheet3.B2:Sheet3.B9 Sheet3.D1:Sheet3.D1 Sheet3.D2:Sheet3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loc size</text:p>
          </table:table-cell>
          <table:table-cell office:value-type="string" calcext:value-type="string">
            <text:p>glibc rss</text:p>
          </table:table-cell>
          <table:table-cell office:value-type="string" calcext:value-type="string">
            <text:p>glibc virt</text:p>
          </table:table-cell>
          <table:table-cell office:value-type="string" calcext:value-type="string">
            <text:p>jemalloc rss</text:p>
          </table:table-cell>
          <table:table-cell office:value-type="string" calcext:value-type="string">
            <text:p>jemalloc virt</text:p>
          </table:table-cell>
          <table:table-cell office:value-type="string" calcext:value-type="string">
            <text:p>glibc overhead</text:p>
          </table:table-cell>
          <table:table-cell office:value-type="string" calcext:value-type="string">
            <text:p>jemalloc overhe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glibc.C2]" office:value-type="float" office:value="4515976" calcext:value-type="float">
            <text:p>4515976</text:p>
          </table:table-cell>
          <table:table-cell table:formula="of:=[$glibc.B2]" office:value-type="float" office:value="12783504" calcext:value-type="float">
            <text:p>12783504</text:p>
          </table:table-cell>
          <table:table-cell table:formula="of:=[$jemalloc.C2]" office:value-type="float" office:value="1413352" calcext:value-type="float">
            <text:p>1413352</text:p>
          </table:table-cell>
          <table:table-cell table:formula="of:=[$jemalloc.B2]" office:value-type="float" office:value="10199000" calcext:value-type="float">
            <text:p>10199000</text:p>
          </table:table-cell>
          <table:table-cell table:formula="of:=[$glibc.D2]" office:value-type="float" office:value="3147400" calcext:value-type="float">
            <text:p>3147400</text:p>
          </table:table-cell>
          <table:table-cell table:formula="of:=[$jemalloc.D2]" office:value-type="float" office:value="44776" calcext:value-type="float">
            <text:p>44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glibc.C3]" office:value-type="float" office:value="2417484" calcext:value-type="float">
            <text:p>2417484</text:p>
          </table:table-cell>
          <table:table-cell table:formula="of:=[$glibc.B3]" office:value-type="float" office:value="8721300" calcext:value-type="float">
            <text:p>8721300</text:p>
          </table:table-cell>
          <table:table-cell table:formula="of:=[$jemalloc.C3]" office:value-type="float" office:value="1412616" calcext:value-type="float">
            <text:p>1412616</text:p>
          </table:table-cell>
          <table:table-cell table:formula="of:=[$jemalloc.B3]" office:value-type="float" office:value="10194888" calcext:value-type="float">
            <text:p>10194888</text:p>
          </table:table-cell>
          <table:table-cell table:formula="of:=[$glibc.D3]" office:value-type="float" office:value="1048908" calcext:value-type="float">
            <text:p>1048908</text:p>
          </table:table-cell>
          <table:table-cell table:formula="of:=[$jemalloc.D3]" office:value-type="float" office:value="44040" calcext:value-type="float">
            <text:p>44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glibc.C4]" office:value-type="float" office:value="1893468" calcext:value-type="float">
            <text:p>1893468</text:p>
          </table:table-cell>
          <table:table-cell table:formula="of:=[$glibc.B4]" office:value-type="float" office:value="8594340" calcext:value-type="float">
            <text:p>8594340</text:p>
          </table:table-cell>
          <table:table-cell table:formula="of:=[$jemalloc.C4]" office:value-type="float" office:value="1414116" calcext:value-type="float">
            <text:p>1414116</text:p>
          </table:table-cell>
          <table:table-cell table:formula="of:=[$jemalloc.B4]" office:value-type="float" office:value="10269660" calcext:value-type="float">
            <text:p>10269660</text:p>
          </table:table-cell>
          <table:table-cell table:formula="of:=[$glibc.D4]" office:value-type="float" office:value="524892" calcext:value-type="float">
            <text:p>524892</text:p>
          </table:table-cell>
          <table:table-cell table:formula="of:=[$jemalloc.D4]" office:value-type="float" office:value="45540" calcext:value-type="float">
            <text:p>45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glibc.C5]" office:value-type="float" office:value="1632148" calcext:value-type="float">
            <text:p>1632148</text:p>
          </table:table-cell>
          <table:table-cell table:formula="of:=[$glibc.B5]" office:value-type="float" office:value="8726440" calcext:value-type="float">
            <text:p>8726440</text:p>
          </table:table-cell>
          <table:table-cell table:formula="of:=[$jemalloc.C5]" office:value-type="float" office:value="1414556" calcext:value-type="float">
            <text:p>1414556</text:p>
          </table:table-cell>
          <table:table-cell table:formula="of:=[$jemalloc.B5]" office:value-type="float" office:value="10200028" calcext:value-type="float">
            <text:p>10200028</text:p>
          </table:table-cell>
          <table:table-cell table:formula="of:=[$glibc.D5]" office:value-type="float" office:value="263572" calcext:value-type="float">
            <text:p>263572</text:p>
          </table:table-cell>
          <table:table-cell table:formula="of:=[$jemalloc.D5]" office:value-type="float" office:value="45980" calcext:value-type="float">
            <text:p>459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glibc.C6]" office:value-type="float" office:value="1501344" calcext:value-type="float">
            <text:p>1501344</text:p>
          </table:table-cell>
          <table:table-cell table:formula="of:=[$glibc.B6]" office:value-type="float" office:value="8722328" calcext:value-type="float">
            <text:p>8722328</text:p>
          </table:table-cell>
          <table:table-cell table:formula="of:=[$jemalloc.C6]" office:value-type="float" office:value="1415076" calcext:value-type="float">
            <text:p>1415076</text:p>
          </table:table-cell>
          <table:table-cell table:formula="of:=[$jemalloc.B6]" office:value-type="float" office:value="10197448" calcext:value-type="float">
            <text:p>10197448</text:p>
          </table:table-cell>
          <table:table-cell table:formula="of:=[$glibc.D6]" office:value-type="float" office:value="132768" calcext:value-type="float">
            <text:p>132768</text:p>
          </table:table-cell>
          <table:table-cell table:formula="of:=[$jemalloc.D6]"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glibc.C7]" office:value-type="float" office:value="1436052" calcext:value-type="float">
            <text:p>1436052</text:p>
          </table:table-cell>
          <table:table-cell table:formula="of:=[$glibc.B7]" office:value-type="float" office:value="8720272" calcext:value-type="float">
            <text:p>8720272</text:p>
          </table:table-cell>
          <table:table-cell table:formula="of:=[$jemalloc.C7]" office:value-type="float" office:value="1415560" calcext:value-type="float">
            <text:p>1415560</text:p>
          </table:table-cell>
          <table:table-cell table:formula="of:=[$jemalloc.B7]" office:value-type="float" office:value="10202588" calcext:value-type="float">
            <text:p>10202588</text:p>
          </table:table-cell>
          <table:table-cell table:formula="of:=[$glibc.D7]" office:value-type="float" office:value="67476" calcext:value-type="float">
            <text:p>67476</text:p>
          </table:table-cell>
          <table:table-cell table:formula="of:=[$jemalloc.D7]" office:value-type="float" office:value="46984" calcext:value-type="float">
            <text:p>469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glibc.C8]" office:value-type="float" office:value="1403620" calcext:value-type="float">
            <text:p>1403620</text:p>
          </table:table-cell>
          <table:table-cell table:formula="of:=[$glibc.B8]" office:value-type="float" office:value="8654736" calcext:value-type="float">
            <text:p>8654736</text:p>
          </table:table-cell>
          <table:table-cell table:formula="of:=[$jemalloc.C8]" office:value-type="float" office:value="1416152" calcext:value-type="float">
            <text:p>1416152</text:p>
          </table:table-cell>
          <table:table-cell table:formula="of:=[$jemalloc.B8]" office:value-type="float" office:value="10272220" calcext:value-type="float">
            <text:p>10272220</text:p>
          </table:table-cell>
          <table:table-cell table:formula="of:=[$glibc.D8]" office:value-type="float" office:value="35044" calcext:value-type="float">
            <text:p>35044</text:p>
          </table:table-cell>
          <table:table-cell table:formula="of:=[$jemalloc.D8]" office:value-type="float" office:value="47576" calcext:value-type="float">
            <text:p>475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glibc.C9]" office:value-type="float" office:value="1385888" calcext:value-type="float">
            <text:p>1385888</text:p>
          </table:table-cell>
          <table:table-cell table:formula="of:=[$glibc.B9]" office:value-type="float" office:value="8727468" calcext:value-type="float">
            <text:p>8727468</text:p>
          </table:table-cell>
          <table:table-cell table:formula="of:=[$jemalloc.C9]" office:value-type="float" office:value="1415852" calcext:value-type="float">
            <text:p>1415852</text:p>
          </table:table-cell>
          <table:table-cell table:formula="of:=[$jemalloc.B9]" office:value-type="float" office:value="10273248" calcext:value-type="float">
            <text:p>10273248</text:p>
          </table:table-cell>
          <table:table-cell table:formula="of:=[$glibc.D9]" office:value-type="float" office:value="17312" calcext:value-type="float">
            <text:p>17312</text:p>
          </table:table-cell>
          <table:table-cell table:formula="of:=[$jemalloc.D9]" office:value-type="float" office:value="47276" calcext:value-type="float">
            <text:p>47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6:38:59.34105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5:49:25.824740446</meta:creation-date>
    <dc:date>2022-07-19T16:39:44.606121013</dc:date>
    <meta:editing-duration>PT18M53S</meta:editing-duration>
    <meta:editing-cycles>7</meta:editing-cycles>
    <meta:generator>LibreOffice/6.4.7.2$Linux_X86_64 LibreOffice_project/40$Build-2</meta:generator>
    <meta:document-statistic meta:table-count="3" meta:cell-count="1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91cm" svg:y="3.954cm" style:legend-expansion="high" chart:style-name="ch2"/>
        <chart:plot-area chart:style-name="ch3" table:cell-range-address="Sheet3.A2:Sheet3.A9 Sheet3.C1:Sheet3.C9 Sheet3.E1:Sheet3.E9" chart:data-source-has-labels="both" svg:x="0.319cm" svg:y="0.18cm" svg:width="12.753cm" svg:height="8.645cm">
          <chartooo:coordinate-region svg:x="2.052cm" svg:y="0.379cm" svg:width="11.02cm" svg:height="7.799cm"/>
          <chart:axis chart:dimension="x" chart:name="primary-x" chart:style-name="ch4" chartooo:axis-type="auto">
            <chartooo:date-scale/>
            <chart:categories table:cell-range-address="Sheet3.A2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9" chart:label-cell-address="Sheet3.C1:Sheet3.C1" chart:class="chart:bar">
            <chart:data-point chart:repeated="8"/>
          </chart:series>
          <chart:series chart:style-name="ch8" chart:values-cell-range-address="Sheet3.E2:Sheet3.E9" chart:label-cell-address="Sheet3.E1:Sheet3.E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virt</text:p>
                <draw:g>
                  <svg:desc>Sheet3.C1:Sheet3.C1</svg:desc>
                </draw:g>
              </table:table-cell>
              <table:table-cell office:value-type="string">
                <text:p>jemalloc virt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3.A2:Sheet3.A9</svg:desc>
                </draw:g>
              </table:table-cell>
              <table:table-cell office:value-type="float" office:value="12783504">
                <text:p>12783504</text:p>
                <draw:g>
                  <svg:desc>Sheet3.C2:Sheet3.C9</svg:desc>
                </draw:g>
              </table:table-cell>
              <table:table-cell office:value-type="float" office:value="10199000">
                <text:p>10199000</text:p>
                <draw:g>
                  <svg:desc>Sheet3.E2:Sheet3.E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721300">
                <text:p>8721300</text:p>
              </table:table-cell>
              <table:table-cell office:value-type="float" office:value="10194888">
                <text:p>101948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594340">
                <text:p>8594340</text:p>
              </table:table-cell>
              <table:table-cell office:value-type="float" office:value="10269660">
                <text:p>1026966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726440">
                <text:p>8726440</text:p>
              </table:table-cell>
              <table:table-cell office:value-type="float" office:value="10200028">
                <text:p>10200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22328">
                <text:p>8722328</text:p>
              </table:table-cell>
              <table:table-cell office:value-type="float" office:value="10197448">
                <text:p>101974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720272">
                <text:p>8720272</text:p>
              </table:table-cell>
              <table:table-cell office:value-type="float" office:value="10202588">
                <text:p>1020258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8654736">
                <text:p>8654736</text:p>
              </table:table-cell>
              <table:table-cell office:value-type="float" office:value="10272220">
                <text:p>1027222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727468">
                <text:p>8727468</text:p>
              </table:table-cell>
              <table:table-cell office:value-type="float" office:value="10273248">
                <text:p>10273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952cm" style:legend-expansion="high" chart:style-name="ch2"/>
        <chart:plot-area chart:style-name="ch3" table:cell-range-address="Sheet3.A2:Sheet3.B9 Sheet3.B1:Sheet3.B1 Sheet3.D1:Sheet3.D9" chart:data-source-has-labels="both" svg:x="0.32cm" svg:y="0.18cm" svg:width="12.753cm" svg:height="8.64cm">
          <chartooo:coordinate-region svg:x="1.867cm" svg:y="0.379cm" svg:width="11.206cm" svg:height="7.794cm"/>
          <chart:axis chart:dimension="x" chart:name="primary-x" chart:style-name="ch4" chartooo:axis-type="auto">
            <chartooo:date-scale/>
            <chart:categories table:cell-range-address="Sheet3.A2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9" chart:label-cell-address="Sheet3.B1:Sheet3.B1" chart:class="chart:bar">
            <chart:data-point chart:repeated="8"/>
          </chart:series>
          <chart:series chart:style-name="ch8" chart:values-cell-range-address="Sheet3.D2:Sheet3.D9" chart:label-cell-address="Sheet3.D1:Sheet3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rss</text:p>
                <draw:g>
                  <svg:desc>Sheet3.B1:Sheet3.B1</svg:desc>
                </draw:g>
              </table:table-cell>
              <table:table-cell office:value-type="string">
                <text:p>jemalloc rss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3.A2:Sheet3.A9</svg:desc>
                </draw:g>
              </table:table-cell>
              <table:table-cell office:value-type="float" office:value="4515976">
                <text:p>4515976</text:p>
                <draw:g>
                  <svg:desc>Sheet3.B2:Sheet3.B9</svg:desc>
                </draw:g>
              </table:table-cell>
              <table:table-cell office:value-type="float" office:value="1413352">
                <text:p>1413352</text:p>
                <draw:g>
                  <svg:desc>Sheet3.D2:Sheet3.D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17484">
                <text:p>2417484</text:p>
              </table:table-cell>
              <table:table-cell office:value-type="float" office:value="1412616">
                <text:p>14126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3468">
                <text:p>1893468</text:p>
              </table:table-cell>
              <table:table-cell office:value-type="float" office:value="1414116">
                <text:p>14141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32148">
                <text:p>1632148</text:p>
              </table:table-cell>
              <table:table-cell office:value-type="float" office:value="1414556">
                <text:p>14145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01344">
                <text:p>1501344</text:p>
              </table:table-cell>
              <table:table-cell office:value-type="float" office:value="1415076">
                <text:p>14150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436052">
                <text:p>1436052</text:p>
              </table:table-cell>
              <table:table-cell office:value-type="float" office:value="1415560">
                <text:p>141556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03620">
                <text:p>1403620</text:p>
              </table:table-cell>
              <table:table-cell office:value-type="float" office:value="1416152">
                <text:p>14161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85888">
                <text:p>1385888</text:p>
              </table:table-cell>
              <table:table-cell office:value-type="float" office:value="1415852">
                <text:p>1415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